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ost Popular Kaggle Datasets</text:h>
      <text:p text:style-name="Text_20_body">These first 10 examples of machine learning problems were taken from the competitive machine learning website <text:a xlink:type="simple" xlink:href="https://www.kaggle.com/" text:style-name="Internet_20_link" text:visited-style-name="Visited_20_Internet_20_Link">Kaggle.com</text:a>. Popularity was based on the number of participating teams.</text:p>
      <text:list xml:id="list1113053721" text:style-name="L1">
        <text:list-item>
          <text:p text:style-name="P2"><text:a xlink:type="simple" xlink:href="https://www.kaggle.com/c/otto-group-product-classification-challenge" text:style-name="Internet_20_link" text:visited-style-name="Visited_20_Internet_20_Link">Otto Group Product Classification Challenge</text:a>. Given features of products data classify products into one of 9 product categories. </text:p>
        </text:list-item>
        <text:list-item>
          <text:p text:style-name="P2"><text:a xlink:type="simple" xlink:href="https://www.kaggle.com/c/rossmann-store-sales" text:style-name="Internet_20_link" text:visited-style-name="Visited_20_Internet_20_Link">Rossmann Store Sales</text:a>. Given historical sales data for products across stores, forecast future sales. </text:p>
        </text:list-item>
        <text:list-item>
          <text:p text:style-name="P2"><text:a xlink:type="simple" xlink:href="https://www.kaggle.com/c/bike-sharing-demand" text:style-name="Internet_20_link" text:visited-style-name="Visited_20_Internet_20_Link">Bike Sharing Demand</text:a>. Given daily bike rental and weather records predict future daily bike rental demand. </text:p>
        </text:list-item>
        <text:list-item>
          <text:p text:style-name="P2"><text:a xlink:type="simple" xlink:href="https://www.kaggle.com/c/15-071x-the-analytics-edge-competition-spring-2015" text:style-name="Internet_20_link" text:visited-style-name="Visited_20_Internet_20_Link">The Analytics Edge</text:a>. Given details of new your times articles predict which news paper articles will be popular. </text:p>
        </text:list-item>
        <text:list-item>
          <text:p text:style-name="P2"><text:a xlink:type="simple" xlink:href="https://www.kaggle.com/c/restaurant-revenue-prediction" text:style-name="Internet_20_link" text:visited-style-name="Visited_20_Internet_20_Link">Restaurant Revenue Prediction</text:a>. Given the details of a restaurant site predict the revenue of the restaurant in a given year. </text:p>
        </text:list-item>
        <text:list-item>
          <text:p text:style-name="P2"><text:a xlink:type="simple" xlink:href="https://www.kaggle.com/c/liberty-mutual-group-property-inspection-prediction" text:style-name="Internet_20_link" text:visited-style-name="Visited_20_Internet_20_Link">Liberty Mutual Group: Property Inspection Prediction</text:a>. Given the details of inspected properties predict a hazard score for properties. </text:p>
        </text:list-item>
        <text:list-item>
          <text:p text:style-name="P2"><text:a xlink:type="simple" xlink:href="https://www.kaggle.com/c/springleaf-marketing-response" text:style-name="Internet_20_link" text:visited-style-name="Visited_20_Internet_20_Link">Springleaf Marketing Response</text:a>. Given features of customers predict whether they are a marketing target or not. </text:p>
        </text:list-item>
        <text:list-item>
          <text:p text:style-name="P2"><text:a xlink:type="simple" xlink:href="https://www.kaggle.com/c/higgs-boson" text:style-name="Internet_20_link" text:visited-style-name="Visited_20_Internet_20_Link">Higgs Boson Machine Learning Challenge</text:a>. Given the description of simulated particle collisions predict whether an event decays into a Higgs boson or not. </text:p>
        </text:list-item>
        <text:list-item>
          <text:p text:style-name="P2"><text:a xlink:type="simple" xlink:href="https://www.kaggle.com/c/forest-cover-type-prediction" text:style-name="Internet_20_link" text:visited-style-name="Visited_20_Internet_20_Link">Forest Cover Type Prediction</text:a>. Given cartographic variables predict forest cover type. </text:p>
        </text:list-item>
        <text:list-item>
          <text:p text:style-name="P1"><text:a xlink:type="simple" xlink:href="https://www.kaggle.com/c/amazon-employee-access-challenge" text:style-name="Internet_20_link" text:visited-style-name="Visited_20_Internet_20_Link">Amazon.com Employee Access Challenge</text:a>. Given historical resource access changes for employees predict the resources required by employees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35:54.660944678</meta:creation-date>
    <dc:date>2019-01-09T12:36:13.494399818</dc:date>
    <meta:editing-duration>PT19S</meta:editing-duration>
    <meta:editing-cycles>1</meta:editing-cycles>
    <meta:document-statistic meta:table-count="0" meta:image-count="0" meta:object-count="0" meta:page-count="1" meta:paragraph-count="12" meta:word-count="211" meta:character-count="1415" meta:non-whitespace-character-count="1216"/>
    <meta:generator>LibreOffice/6.0.7.3$Linux_X86_64 LibreOffice_project/00m0$Build-3</meta:generator>
  </office:meta>
</office:document-meta>
</file>